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1" svg:font-family="'DejaVu Sans Condensed'" style:font-family-generic="swiss"/>
    <style:font-face style:name="Tinos" svg:font-family="Tinos" style:font-family-generic="roman" style:font-pitch="variable"/>
    <style:font-face style:name="Arial" svg:font-family="Arial" style:font-family-generic="swiss"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enunciado">
      <style:paragraph-properties fo:margin-left="0cm" fo:margin-right="0cm" fo:text-indent="0cm" style:auto-text-indent="false" fo:background-color="transparent">
        <style:background-image/>
      </style:paragraph-properties>
      <style:text-properties fo:color="#000000"/>
    </style:style>
    <style:style style:name="P2" style:family="paragraph" style:parent-style-name="enunciado">
      <style:paragraph-properties fo:margin-left="0cm" fo:margin-right="0cm" fo:text-indent="0cm" style:auto-text-indent="false" fo:background-color="transparent">
        <style:tab-stops/>
        <style:background-image/>
      </style:paragraph-properties>
      <style:text-properties fo:color="#000000" style:font-name="Arial" fo:font-size="10pt" fo:font-weight="normal" style:font-size-asian="10pt" style:font-weight-asian="normal" style:font-name-complex="Arial" style:font-weight-complex="normal"/>
    </style:style>
    <style:style style:name="P3" style:family="paragraph" style:parent-style-name="enunciado">
      <style:paragraph-properties fo:margin-left="0cm" fo:margin-right="0cm" fo:text-indent="0cm" style:auto-text-indent="false" fo:background-color="transparent">
        <style:background-image/>
      </style:paragraph-properties>
      <style:text-properties fo:color="#000000" fo:font-size="10pt" fo:font-weight="normal" style:font-size-asian="10pt" style:font-weight-asian="normal"/>
    </style:style>
    <style:style style:name="P4" style:family="paragraph" style:parent-style-name="Header">
      <style:paragraph-properties>
        <style:tab-stops/>
      </style:paragraph-properties>
      <style:text-properties fo:color="#000000" style:font-name="Arial" fo:font-weight="bold" style:font-weight-asian="bold" style:font-name-complex="Arial"/>
    </style:style>
    <style:style style:name="P5" style:family="paragraph" style:parent-style-name="Header">
      <style:paragraph-properties fo:text-align="justify" style:justify-single-word="false">
        <style:tab-stops/>
      </style:paragraph-properties>
      <style:text-properties fo:color="#000000" style:font-name="Arial" fo:font-weight="bold" style:font-weight-asian="bold" style:font-name-complex="Arial"/>
    </style:style>
    <style:style style:name="P6" style:family="paragraph" style:parent-style-name="Header">
      <style:paragraph-properties fo:text-align="justify" style:justify-single-word="false">
        <style:tab-stops/>
      </style:paragraph-properties>
      <style:text-properties fo:color="#000000" style:font-name="Arial" fo:font-weight="normal" style:font-weight-asian="normal" style:font-name-complex="Arial" style:font-weight-complex="normal"/>
    </style:style>
    <style:style style:name="P7" style:family="paragraph" style:parent-style-name="Header">
      <style:paragraph-properties>
        <style:tab-stops/>
      </style:paragraph-properties>
      <style:text-properties fo:color="#000000" style:font-name="Arial" fo:font-weight="normal" style:font-weight-asian="normal" style:font-name-complex="Arial" style:font-weight-complex="normal"/>
    </style:style>
    <style:style style:name="P8" style:family="paragraph" style:parent-style-name="Header">
      <style:paragraph-properties fo:line-height="150%" fo:text-align="justify" style:justify-single-word="false">
        <style:tab-stops/>
      </style:paragraph-properties>
      <style:text-properties fo:color="#000000" style:font-name="Arial" fo:font-weight="normal" style:font-weight-asian="normal" style:font-name-complex="Arial" style:font-weight-complex="normal"/>
    </style:style>
    <style:style style:name="P9" style:family="paragraph" style:parent-style-name="Header">
      <style:paragraph-properties fo:text-align="justify" style:justify-single-word="false">
        <style:tab-stops/>
      </style:paragraph-properties>
    </style:style>
    <style:style style:name="P10" style:family="paragraph" style:parent-style-name="Header">
      <style:paragraph-properties fo:line-height="150%" fo:text-align="justify" style:justify-single-word="false">
        <style:tab-stops/>
      </style:paragraph-properties>
      <style:text-properties style:font-name="Arial" fo:font-weight="normal" style:font-weight-asian="normal" style:font-name-complex="Arial" style:font-weight-complex="normal"/>
    </style:style>
    <style:style style:name="T1" style:family="text">
      <style:text-properties fo:color="#000000" style:font-name="Arial" fo:font-weight="bold" style:font-weight-asian="bold" style:font-name-complex="Arial"/>
    </style:style>
    <style:style style:name="T2" style:family="text">
      <style:text-properties fo:color="#000000" style:font-name="Ari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1) Nas estratégias de posicionamento adicionais, marque a opção correta que correlaciona as opções.</text:p>
      <text:p text:style-name="P6"/>
      <text:p text:style-name="P6">1) Mapeamento de serviços em vários servidores;</text:p>
      <text:p text:style-name="P6">2) Uso de cache;</text:p>
      <text:p text:style-name="P6">3) Código móvel;</text:p>
      <text:p text:style-name="P6">4) Agentes móveis</text:p>
      <text:p text:style-name="P6"/>
      <text:p text:style-name="P6"/>
      <text:p text:style-name="P10">(<text:tab/>) É um programa em execução (inclui código e dados) que passa de um computador para outro em um ambiente de rede, realizando uma tarefa em nome de alguém, como uma coleta de informações, e finalmente retornando com os resultados obtidos a esse alguém. Pode efetuar várias requisições aos recursos locais de cada site que visita como, por exemplo, acessar entradas de banco de dados. Se compararmos essa arquitetura com um cliente estático que solicita, via requisições remotas, acesso a alguns recursos, possivelmente transferindo grandes volumes de dados, há uma redução no custo e no tempo da comunicação, graças à substituição das requisições remotas por requisições locais. São uma ameaça em potencial à segurança para os recursos existentes nos computadores que visitam.</text:p>
      <text:p text:style-name="P10"/>
      <text:p text:style-name="P10"/>
      <text:p text:style-name="P10">(<text:tab/>) Consiste em realizar um armazenamento de objetos de dados recentemente usados em um local mais próximo a um cliente, ou a um conjunto de clientes em particular, do que a origem real dos objetos em si. Quando um processo cliente requisita um objeto, o serviço primeiro verifica se possui armazenado uma cópia atualizada desse objeto; caso esteja disponível, ele é entregue ao processo cliente. Se o objeto não estiver armazenado, ou se a cópia não estiver atualizada, ele é acessado diretamente em sua origem.</text:p>
      <text:p text:style-name="P10"/>
      <text:p text:style-name="P10"/>
      <text:p text:style-name="P10">(<text:tab/>) Os serviços podem ser implementados como vários processos servidores em diferentes computadores hospedeiros, interagindo conforme for necessário, para fornecer um serviço para processos clientes. Os servidores podem particionar o conjunto de objetos nos quais o serviço é baseado e distribuí-los entre eles mesmos ou podem, ainda, manter cópias duplicadas deles em vários outros hospedeiros.</text:p>
      <text:p text:style-name="P10"/>
      <text:p text:style-name="P10"/>
      <text:p text:style-name="P10">(<text:tab/>) Os applets representam um exemplo bem conhecido e bastante utilizado. O <text:soft-page-break/>usuário, executando um navegador, seleciona um link que aponta para um applet, cujo código é armazenado em um servidor Web; o código é carregado no navegador e posteriormente executado. Uma vantagem de executar um código localmente é que ele pode dar uma boa resposta interativa, pois não sofre os atrasos nem a variação da largura de banda associada à comunicação na rede.</text:p>
      <text:p text:style-name="P10"><text:tab/>Escolha a opção correta:</text:p>
      <text:p text:style-name="P10"/>
      <text:p text:style-name="P10"><text:tab/>a) 3-2-1-4</text:p>
      <text:p text:style-name="P10"/>
      <text:p text:style-name="P10"><text:tab/>b) 4-2-1-3</text:p>
      <text:p text:style-name="P10"/>
      <text:p text:style-name="P10"><text:tab/>c) 4-1-3-1</text:p>
      <text:p text:style-name="P10"/>
      <text:p text:style-name="P10"><text:tab/>d) 3-1-4-2</text:p>
      <text:p text:style-name="P10"/>
      <text:p text:style-name="P8"><text:tab/>e) 2-4-2-1</text:p>
      <text:p text:style-name="P6"/>
      <text:p text:style-name="P6"/>
      <text:p text:style-name="P6"/>
      <text:p text:style-name="P6"/>
      <text:p text:style-name="P6">02)</text:p>
      <text:p text:style-name="P6">Segundo os autores George Coulouris, Jean Dollimore, Tim Kindberg e Gordon Blair, para se entender os elementos fundamentais de um sistema distribuído, é necessário considerar quatro pontos básicos: </text:p>
      <text:p text:style-name="P7"/>
      <text:p text:style-name="P7"><text:s/></text:p>
      <text:p text:style-name="P7"/>
      <text:p text:style-name="P7"><text:tab/>1- Sobre as entidades que estão se comunicando no sistema distribuído. </text:p>
      <text:p text:style-name="P7"/>
      <text:p text:style-name="P7"><text:tab/>2- A forma como elas se comunica ou, mais especificamente, sobre o paradigma de comunicação utilizado. </text:p>
      <text:p text:style-name="P7"/>
      <text:p text:style-name="P7"><text:tab/>3- As funções e responsabilidades (possivelmente variáveis) que estão relacionadas a elas na arquitetura <text:tab/>global.</text:p>
      <text:p text:style-name="P7"/>
      <text:p text:style-name="P7"><text:tab/>4- O mapeamento da infraestrutura distribuída física (quanto a sua localização). </text:p>
      <text:p text:style-name="P7"><text:s/></text:p>
      <text:p text:style-name="P7"/>
      <text:p text:style-name="P7"><text:tab/>De acordo com os conceitos do modelo de arquitetura em sistemas distribuídos, marque a opção correta: </text:p>
      <text:p text:style-name="P7"><text:s/></text:p>
      <text:p text:style-name="P7"/>
      <text:p text:style-name="P6"><text:tab/>( <text:s text:c="2"/>) Do ponto de vista do sistema, a resposta normalmente é muito clara, pois as entidades que se<text:tab/>comunicam em um sistema distribuído normalmente são processos, <text:soft-page-break/>levando à visão habitual de um sistema<text:tab/>distribuído como processos acoplados a paradigmas de comunicação apropriados entre processos. Na<text:tab/>maioria dos ambientes de sistema distribuído, os processos são complementados por threads; portanto,<text:tab/>rigorosamente falando, as threads é que são os pontos extremos da comunicação. </text:p>
      <text:p text:style-name="P7"/>
      <text:p text:style-name="P7"><text:s/></text:p>
      <text:p text:style-name="P6"><text:tab/>( <text:s text:c="5"/>) Do ponto de vista da programação, a programação funcional permitiu a comunicação entre as entidades, <text:tab/>por meios de interfaces com uma linguagem de definição de interfaces denominada IDL. Este modelo de<text:tab/>programação estruturado, é mais indicado para realizar o desenvolvimento de códigos desacoplados.</text:p>
      <text:p text:style-name="P6"/>
      <text:p text:style-name="P5"/>
      <text:p text:style-name="P9"><text:span text:style-name="T1"><text:tab/></text:span><text:span text:style-name="T2">( <text:s text:c="4"/>) A invocação remota representa o paradigma de comunicação mais comum nos sistemas distribuídos,<text:tab/>cobrindo uma variedade de técnicas baseadas na troca bilateral entre as entidades que se comunicam em um<text:tab/>sistema distribuído e resultando na chamada de uma operação, um procedimento ou método remoto.</text:span></text:p>
      <text:p text:style-name="P5"/>
      <text:p text:style-name="P9"><text:span text:style-name="T1"><text:tab/></text:span><text:span text:style-name="T2">( <text:s text:c="5"/>) O conceito de chamada de procedimento remoto (RPC, Remote Procedure Call), inicialmente atribuído a <text:tab/>Birrell e Nelson [1984], representa uma inovação intelectual importante na computação distribuída. Na RPC,<text:tab/>procedimentos nos processos de computadores remotos podem ser chamados como se fossem<text:tab/>procedimentos no espaço de endereçamento local, entretanto não possibilitando a transparência de acesso e<text:tab/>localização em sua solução.</text:span></text:p>
      <text:p text:style-name="P5"/>
      <text:p text:style-name="P4"/>
      <text:p text:style-name="P7">V-F-V-F</text:p>
      <text:p text:style-name="P7"/>
      <text:p text:style-name="P7"/>
      <text:p text:style-name="P7">03)</text:p>
      <text:p text:style-name="P4"/>
      <text:p text:style-name="P3">Remote Procedure Call, originalmente definido como Open Network Computing Remote Call (ONC RPC), surgiu na década de 70 desenvolvido pela Sun Microsystems. A chamada de procedimento remoto (RPC) é uma técnica que originalmente seguia um modelo cliente/servidor e permitia que chamadas locais fossem executadas de forma transparente em recursos remotos ocultando entrada/saídas de mensagens.</text:p>
      <text:p text:style-name="P3">(COULOURIS; KINDBERD;DOLLIMORE, 2013, p146)</text:p>
      <text:p text:style-name="P1"/>
      <text:p text:style-name="P2">Desenhe e explique o princípio de funcionamento do RPC, descrevendo passo a passo as trocas de mensagens entre os elementos arquitetônicos cliente-servidor.</text:p>
      <text:p text:style-name="P2"/>
      <text:p text:style-name="P2"/>
      <text:p text:style-name="P2">04)</text:p>
      <text:p text:style-name="P3">O Modelo de arquitetura de sistemas distribuídos tem proporcionado uma enorme evolução nas aplicações utilizadas atualmente. Observa-se que diante dos inúmeros tipos de dispositivos, desde computadores, smartphones, tablets, gadgets, sistemas embarcados, IoT, Computação em Nuvem, todas estas tecnologias só foram possíveis graças aos fundamentos que compuseram a construção de aplicações seguindo uma arquitetura distribuída.</text:p>
      <text:p text:style-name="P1"/>
      <text:p text:style-name="P3">Para alcançar o entendimento das tecnologias utilizadas na computação do futuro, é fundamental entender os conceitos. Assinale a opção correta:</text:p>
      <text:p text:style-name="P1"/>
      <text:p text:style-name="P1"/>
      <text:p text:style-name="P3"><text:soft-page-break/><text:tab/>( <text:s text:c="3"/>) O Cliente Stub recebe a mensagem de request, desempacota os parâmetros, chama os procedimentos <text:tab/>passando os parâmetros, empacota o resultado e envia de volta para o servidor. O Server Stub por sua vez, <text:tab/>intercepta a chamada, empacota os parâmetros e envia a mensagem de request para o cliente.</text:p>
      <text:p text:style-name="P1"/>
      <text:p text:style-name="P1"/>
      <text:p text:style-name="P3"><text:tab/>( <text:s text:c="4"/>) Um das técnicas de comunicação indireta é a comunicação em grupo. Na qual está relacionada <text:tab/>à em<text:tab/>trega de mensagens para um conjunto de destinatários. Os remetentes enviam mensagens para o grupo<text:tab/>por meio do identificador de grupo e, assim, não precisam conhecer os destinatários da mensagem. Normal<text:tab/>mente, os grupos também mantêm o registro de membros e incluem mecanismos para lidar com a falha de<text:tab/>seus membros.</text:p>
      <text:p text:style-name="P1"/>
      <text:p text:style-name="P1"/>
      <text:p text:style-name="P3"><text:tab/>( <text:s text:c="2"/>) Fila de mensagens é um técnica de comunicação direta seguindo uma arquitetura de sistemas publi-<text:tab/>car/assinar, no qual os processos produtores enviam mensagens para os processos consumidores, refletindo<text:tab/>uma relação bilateral entre um remetente e um destinatário ( troca de mensagens diretas ).</text:p>
      <text:p text:style-name="P1"/>
      <text:p text:style-name="P1"/>
      <text:p text:style-name="P3"><text:tab/>( <text:s text:c="3"/>) Uma das estratégias que define os elementos arquitetônicos quanto ao seu posicionamento, é a utilização <text:tab/>do uso cache. O uso de cache por meio de servidores proxy, consiste em armazenar objetos de dados na<text:tab/>memória local do computador, permitindo que não seja utilizado muito o armazenamento no disco, aumentan-<text:tab/>do a disponibilidade.</text:p>
      <text:p text:style-name="P2"/>
      <text:p text:style-name="P2"/>
      <text:p text:style-name="P2"/>
      <text:p text:style-name="P2"/>
      <text:p text:style-name="P2"/>
      <text:p text:style-name="P2"/>
      <text:p text:style-name="P2">05)</text:p>
      <text:p text:style-name="P3">Para implementar códigos em aplicações que proporcionem a solução para sistemas distribuídos, não se recomenda um desenvolvimento empírico, ad-hoc, de forma a desenvolver um estilo próprio de codificação. Pois existe uma série de preocupações e tratamento de requisitos não funcionais que demandam trechos de códigos maduros, já testados em diferentes cenários, exigindo que o desenvolvedor siga padrões de projetos já estabelecidos.</text:p>
      <text:p text:style-name="P1"/>
      <text:p text:style-name="P3">O modelo de arquitetura para sistemas distribuídos, requer estilos de arquiteturas que atendam as camadas físicas de comunicação, buscando atender uma série de fatores que melhor satisfaça as condições particulares de um cenário distribuído.</text:p>
      <text:p text:style-name="P1"/>
      <text:p text:style-name="P2">Comente o que significa, citando as vantagens e desvantagens dos Padrõs: Clientes Magros (Thin Client), Padrão Proxy, Padrão Broker.</text:p>
      <text:p text:style-name="P7"/>
      <text:p text:style-name="P7"/>
      <text:p text:style-name="P7">06)</text:p>
      <text:p text:style-name="P2">Explique a diferença entre Latência, Largura de Banda e Jitter.</text:p>
      <text:p text:style-name="P2"/>
      <text:p text:style-name="P2"/>
      <text:p text:style-name="P2">07)</text:p>
      <text:p text:style-name="P2">Em soluções distribuídas, não existe um relógio centralizador que comanda todos os computadores. Qual o <text:soft-page-break/>impacto de não haver uma noção global de tempo única? Explique como é solucionado esta problemática nas variantes dos modelos de interação de Sistemas Distribuídos Síncronos e Assíncronos segundo a definição Hadzilacos e Toueg [1994].</text:p>
      <text:p text:style-name="P2"/>
      <text:p text:style-name="P2">08)</text:p>
      <text:p text:style-name="P3">Explique as características sobre:</text:p>
      <text:p text:style-name="P1"/>
      <text:p text:style-name="P3">a) Falhas na comunicação por omissão de envio</text:p>
      <text:p text:style-name="P1"/>
      <text:p text:style-name="P3">b) Falhas na comunicação por omissão de recepção</text:p>
      <text:p text:style-name="P1"/>
      <text:p text:style-name="P3">c) Falhas na comunicação por omissão de canal</text:p>
      <text:p text:style-name="P1"/>
      <text:p text:style-name="P2">d) Falhas arbitrár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1" svg:font-family="'DejaVu Sans Condensed'" style:font-family-generic="swiss"/>
    <style:font-face style:name="Tinos" svg:font-family="Tinos" style:font-family-generic="roman" style:font-pitch="variable"/>
    <style:font-face style:name="Arial" svg:font-family="Arial" style:font-family-generic="swiss"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pt" fo:country="BR" style:letter-kerning="true" style:font-name-asian="Noto Sans CJK SC Regular"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mo" fo:font-size="14pt" style:font-name-asian="Noto Sans CJK SC Regular"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enunciado" style:family="paragraph" style:parent-style-name="Text_20_body">
      <style:paragraph-properties fo:margin-left="0.7cm" fo:margin-right="0cm" fo:hyphenation-ladder-count="no-limit" fo:text-indent="-0.7cm" style:auto-text-indent="false"/>
      <style:text-properties style:font-name="Arial" fo:font-size="9pt" fo:font-weight="bold" style:font-size-asian="9pt" style:language-asian="zh" style:country-asian="CN" style:font-weight-asian="bold" style:font-name-complex="Arial" fo:hyphenate="tru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uristenho Júnior</meta:initial-creator>
    <meta:creation-date>2019-04-25T20:21:06</meta:creation-date>
    <meta:document-statistic meta:table-count="0" meta:image-count="0" meta:object-count="0" meta:page-count="5" meta:paragraph-count="56" meta:word-count="1290" meta:character-count="8565"/>
    <dc:date>2019-04-25T20:31:19</dc:date>
    <dc:creator>Euristenho Júnior</dc:creator>
    <meta:editing-duration>PT10M13S</meta:editing-duration>
    <meta:editing-cycles>1</meta:editing-cycles>
    <meta:generator>OpenOffice/4.1.6$Unix OpenOffice.org_project/416m1$Build-9790</meta:generator>
  </office:meta>
</office:document-meta>
</file>